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Heading_20_1">
      <style:text-properties officeooo:rsid="0003b9ed" officeooo:paragraph-rsid="0003b9ed"/>
    </style:style>
    <style:style style:name="P2" style:family="paragraph" style:parent-style-name="Text_20_body">
      <style:text-properties officeooo:rsid="000021e8" officeooo:paragraph-rsid="000021e8"/>
    </style:style>
    <style:style style:name="P3" style:family="paragraph" style:parent-style-name="Text_20_body">
      <style:text-properties officeooo:rsid="0003b9ed" officeooo:paragraph-rsid="0003b9ed"/>
    </style:style>
    <style:style style:name="T1" style:family="text">
      <style:text-properties officeooo:rsid="000220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zlak berserka</text:p>
      <text:p text:style-name="P2">Dla niektórych barbarzyńców, szał to środek do osiągnięcia celu – a celem tym jest przemoc. Szlak berserka to ści<text:span text:style-name="T1">e</text:span>żka niepowstrzymanej furii, śliska od krwi. Gdy wchodzisz w szał, rozkoszujesz się chaosem bitwy, nie patrząc na własne zdrowie i życie. </text:p>
      <text:h text:style-name="P1" text:outline-level="1">Furia</text:h>
      <text:p text:style-name="P3">Zaczynając od wyboru tego Szlaku na 3 poziomie, możesz wpaść w furię podczas swojego szału. Jesli tak zrobisz, na czas trwania szału możesz wykonać jeden atak bronią do walki wręcz jako akcję bonusową w każdej swojej turze po pierwszej. Kiedy Twój szał się kończy, otrzymujesz 1 poziom wyczerpania (patrz: Appendiks).</text:p>
      <text:h text:style-name="P1" text:outline-level="1">Mgła wściekłości</text:h>
      <text:p text:style-name="P3">Zaczynając od 6 poziomu, nie możesz być zauroczony lub przerażony, gdy wpadasz w szał. Jeśli jesteś zaurocozny lub przerażony gdy wchodzisz w szał, efekt jest zawieszony tak długo, jak trwa Twój szał.</text:p>
      <text:h text:style-name="P1" text:outline-level="1">Przerażająca obecność</text:h>
      <text:p text:style-name="P3">Zaczynając od 10 poziomu, możesz poświęcić akcję, by przerazić kogoś samą swoją obecnością. Kiedy to czynisz, wybierz jedną istotę którą widzisz w promieniu 30 stóop od Ciebie. Jeśli ta istota może Cię słyszeć lub widzieć, musi wykonać rzut obronny na Roztropność (ST równy 8 + Twój bonus z biegłości + Twój modyfikator z Charyzmy). Jeśli rzut się nie powiedzie, istota jest przerażona do końca Twojej następnej tury. W następnych turach, możesz korzystać ze swojej akcji, by rozszerzyć czas trwania efektu. Ten efekt kończy się, jeśli istota kończy swoją turę poza Twoim zasięgiem wzroku lub dalej niż 60 stóp od Ciebie.</text:p>
      <text:p text:style-name="P3">Jeśli istocie powiedzie się rzut obronny, nie możesz wykorzystać tej zdolności przeciwko niej w ciągu następnych 24 godzin.</text:p>
      <text:h text:style-name="P1" text:outline-level="1">Odwet</text:h>
      <text:p text:style-name="P3">Zaczynając od 14 poziomu, kiedy otrzymujesz obrażenia od istoty w promieniu 5 stóp od Ciebie, możesz skorzystać ze swojej reakcji by wykonać atak wręcz przeciwko tej istoci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3T11:57:22.229000000</meta:creation-date>
    <dc:date>2023-08-30T00:19:17.154000000</dc:date>
    <meta:editing-duration>PT12M15S</meta:editing-duration>
    <meta:editing-cycles>2</meta:editing-cycles>
    <meta:generator>LibreOffice/7.1.4.2$Windows_X86_64 LibreOffice_project/a529a4fab45b75fefc5b6226684193eb000654f6</meta:generator>
    <meta:document-statistic meta:table-count="0" meta:image-count="0" meta:object-count="0" meta:page-count="1" meta:paragraph-count="11" meta:word-count="273" meta:character-count="1748" meta:non-whitespace-character-count="1483"/>
  </office:meta>
</office:document-meta>
</file>